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afc8" officeooo:paragraph-rsid="000aafc8"/>
    </style:style>
    <style:style style:name="P2" style:family="paragraph" style:parent-style-name="Standard">
      <style:text-properties officeooo:rsid="000afece" officeooo:paragraph-rsid="000afece"/>
    </style:style>
    <style:style style:name="P3" style:family="paragraph" style:parent-style-name="Standard">
      <style:text-properties officeooo:rsid="000bf969" officeooo:paragraph-rsid="000bf969"/>
    </style:style>
    <style:style style:name="P4" style:family="paragraph" style:parent-style-name="Standard">
      <style:text-properties style:font-name="Courier New" fo:font-size="9pt" officeooo:rsid="000bf969" officeooo:paragraph-rsid="000bf969" style:font-size-asian="9pt" style:font-size-complex="9pt"/>
    </style:style>
    <style:style style:name="P5" style:family="paragraph" style:parent-style-name="Standard">
      <style:text-properties officeooo:rsid="000c3073" officeooo:paragraph-rsid="000c3073"/>
    </style:style>
    <style:style style:name="P6" style:family="paragraph" style:parent-style-name="Standard">
      <style:text-properties officeooo:rsid="000c7728" officeooo:paragraph-rsid="000c7728"/>
    </style:style>
    <style:style style:name="P7" style:family="paragraph" style:parent-style-name="Standard">
      <style:text-properties officeooo:paragraph-rsid="000c7728"/>
    </style:style>
    <style:style style:name="P8" style:family="paragraph" style:parent-style-name="Standard">
      <style:text-properties officeooo:rsid="000d9bcb" officeooo:paragraph-rsid="000d9bcb"/>
    </style:style>
    <style:style style:name="P9" style:family="paragraph" style:parent-style-name="Standard">
      <style:text-properties officeooo:rsid="000da77a" officeooo:paragraph-rsid="000da77a"/>
    </style:style>
    <style:style style:name="P10" style:family="paragraph" style:parent-style-name="Standard">
      <style:text-properties officeooo:rsid="000e48ac" officeooo:paragraph-rsid="000e48ac"/>
    </style:style>
    <style:style style:name="P11" style:family="paragraph" style:parent-style-name="Standard">
      <style:text-properties officeooo:rsid="000eb324" officeooo:paragraph-rsid="000eb324"/>
    </style:style>
    <style:style style:name="P12" style:family="paragraph" style:parent-style-name="Standard">
      <style:text-properties officeooo:rsid="00105225" officeooo:paragraph-rsid="00105225"/>
    </style:style>
    <style:style style:name="P13" style:family="paragraph" style:parent-style-name="Standard">
      <style:text-properties officeooo:rsid="0012464b" officeooo:paragraph-rsid="0012464b"/>
    </style:style>
    <style:style style:name="P14" style:family="paragraph" style:parent-style-name="Standard">
      <style:text-properties officeooo:rsid="0013487d" officeooo:paragraph-rsid="0013487d"/>
    </style:style>
    <style:style style:name="P15" style:family="paragraph" style:parent-style-name="Standard">
      <style:text-properties officeooo:rsid="0016967d" officeooo:paragraph-rsid="0016967d"/>
    </style:style>
    <style:style style:name="P16" style:family="paragraph" style:parent-style-name="Standard">
      <style:text-properties officeooo:rsid="000c7728" officeooo:paragraph-rsid="000c7728"/>
    </style:style>
    <style:style style:name="P17" style:family="paragraph" style:parent-style-name="Standard">
      <style:text-properties officeooo:paragraph-rsid="0014b012"/>
    </style:style>
    <style:style style:name="T1" style:family="text">
      <style:text-properties officeooo:rsid="000bf969"/>
    </style:style>
    <style:style style:name="T2" style:family="text">
      <style:text-properties officeooo:rsid="000c3073"/>
    </style:style>
    <style:style style:name="T3" style:family="text">
      <style:text-properties officeooo:rsid="000c7728"/>
    </style:style>
    <style:style style:name="T4" style:family="text">
      <style:text-properties officeooo:rsid="000d9bcb"/>
    </style:style>
    <style:style style:name="T5" style:family="text">
      <style:text-properties officeooo:rsid="000da77a"/>
    </style:style>
    <style:style style:name="T6" style:family="text">
      <style:text-properties officeooo:rsid="000e48ac"/>
    </style:style>
    <style:style style:name="T7" style:family="text">
      <style:text-properties officeooo:rsid="000eb324"/>
    </style:style>
    <style:style style:name="T8" style:family="text">
      <style:text-properties officeooo:rsid="00105225"/>
    </style:style>
    <style:style style:name="T9" style:family="text">
      <style:text-properties officeooo:rsid="001119e4"/>
    </style:style>
    <style:style style:name="T10" style:family="text">
      <style:text-properties officeooo:rsid="0012464b"/>
    </style:style>
    <style:style style:name="T11" style:family="text">
      <style:text-properties officeooo:rsid="0012e338"/>
    </style:style>
    <style:style style:name="T12" style:family="text">
      <style:text-properties officeooo:rsid="0014b012"/>
    </style:style>
    <style:style style:name="T13" style:family="text">
      <style:text-properties officeooo:rsid="001788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éseaux annale 2018</text:p>
      <text:p text:style-name="P1"/>
      <text:h text:style-name="Heading_20_2" text:outline-level="2">Exo 1</text:h>
      <text:p text:style-name="P1">1.1) ifconfig</text:p>
      <text:p text:style-name="P1">1.2) On applique le masque sur l’adresse ip de l’interface eth0 :</text:p>
      <text:p text:style-name="P1">10.1.27.12 &amp; 255.255.254.0 = 10.1.26.0</text:p>
      <text:p text:style-name="P1">1.3) Non, étant donné le nombre d’erreurs qui ont eu lieu à la réception et à la transmission, tout comme le nombre de collisions.</text:p>
      <text:p text:style-name="P1"/>
      <text:h text:style-name="Heading_20_2" text:outline-level="2">Exo 2</text:h>
      <text:p text:style-name="P2">2.1) Un service TCP/IP est associé à un port. Ainsi, il suffit d’identifier ce port pour connaître le service concerné.</text:p>
      <text:p text:style-name="P2">2.2) <text:span text:style-name="T1">Le comportement est incertain. En effet, chacune des machines peut recevoir tout ou partie du trafic de l’autre machine. De plus, il peut en résulter des déconnexions aléatoires.</text:span></text:p>
      <text:p text:style-name="P3">On préfère donc associer à chaque adresse MAC (filaire) une adresse IP différente</text:p>
      <text:p text:style-name="P3">2.3) <text:span text:style-name="T2">L’adresse MAC est associée à une interface physique. Or cette adresse ne contient aucune information sur la localisation du routeur, ni sur le sous-réseau auquel il appartient.</text:span></text:p>
      <text:p text:style-name="P3"/>
      <text:p text:style-name="P4">Il y a aussi un problème lorsque vous avez une machine virtuelle sur votre ordinateur. En</text:p>
      <text:p text:style-name="P4">effet, vous aurez bel et bien 2 adresses IP, une pour votre machine physique et une pour</text:p>
      <text:p text:style-name="P4">votre machine virtuelle. Or, ces deux machines auront la même adresse MAC. C’est un</text:p>
      <text:p text:style-name="P4">conflit, car on ne saura pas à quelle machine envoyer le message en adresse MAC.</text:p>
      <text:p text:style-name="P3"/>
      <text:p text:style-name="P5">2.4) <text:span text:style-name="T3">Le NAT (Network Address Translation) est un routeur permettant de grouper son réseau local en une seule adresse IP visible à l’extérieur. Il redirige ensuite les communications vers la bonne machine du sous-réseau en associant un de ses ports à l’une des adresses MAC des machines qu’il gère.</text:span></text:p>
      <text:p text:style-name="P6">On l’utilise surtout dans le cas où l’on ne possède qu’une adresse IP, et que l’on souhaite connecter plusieurs équipements réseaux, par exemple dans le cas d’un particulier n’ayant qu’une IP attribuée par son FAI. Cela permet ainsi d’économiser le nombre d’adresse IP nécessaires pour connecter un réseau à Internet.</text:p>
      <text:p text:style-name="P7"/>
      <text:h text:style-name="Heading_20_2" text:outline-level="2">Exo 3</text:h>
      <text:p text:style-name="P6">3.1) <text:span text:style-name="T4">Vu la question 2.1, on se base sur le numéro de port vers lequel le paquet se dirige, ici le port 21, usuellement attribué au protocole FTP.</text:span></text:p>
      <text:p text:style-name="P8">3.2) <text:span text:style-name="T5">Paquet 1 : Syn</text:span></text:p>
      <text:p text:style-name="P9">Paquet 2 : Syn Ack</text:p>
      <text:p text:style-name="P9">Paquet 3 : Ack</text:p>
      <text:p text:style-name="P9">Ce sont les 3 étapes du three-way handshake. On identifie donc que le client est la machine 195.1.10.2, qui envoit le premier paquet (SYN).</text:p>
      <text:p text:style-name="P9">Le S et le D désignent les ports Sources et Destinations.</text:p>
      <text:p text:style-name="P10">3.3) <text:span text:style-name="T7">Ces information circulent par les paquets 6 et 10. Le paquet 8 indique que l’authentification en tant que root requiert un mot de passe (c’est une réponse à la demande d’authentification du client en tant que root sur le serveur).</text:span></text:p>
      <text:p text:style-name="P9">3.<text:span text:style-name="T6">4</text:span>) <text:span text:style-name="T6">Ce sont des </text:span><text:span text:style-name="T8">acquittements</text:span><text:span text:style-name="T6">, prouvant que les paquets émis lorsqu’un paquet est reçu, prouvant sa bonne réception. Ils ne contiennent aucune donnée (Len=0), et servent uniquement au protocole </text:span><text:soft-page-break/><text:span text:style-name="T6">TCP (et pas FTP). Le ACK=3214263756 désigne le numéro d’octet suivant pour la réception d’un paquet. Il s’agit en effet du Seq du paquet précédent (paquet 6, Seq=3214263745) additionné de la taille du paquet (paquet 6, Len=11).</text:span></text:p>
      <text:p text:style-name="P11">3.5) <text:span text:style-name="T8">Le paquet 17 (contenu=« RETR toto ») correspond à une demande du client de récupérer le contenu du fichier toto (donc un get toto). S’il avait souhaité stocker le fichier, la commande aurait été STOR.</text:span></text:p>
      <text:p text:style-name="P12">3.6) Les paquets 19, 20 et 21 <text:span text:style-name="T9">sont un autre three-way handshake, mais sur le port 32796 du serveur, et 20 du client. Il s’agit du port FTP-DATA, le port utilisé pour le transfert de données FTP. C’est donc par là que le fichier va transiter par la suite. </text:span><text:span text:style-name="T10">Notons qu’il est initialisé par le serveur,</text:span></text:p>
      <text:p text:style-name="P13">3.7) <text:span text:style-name="T11">Le serveur prévient le client par ce paquet qu’il va envoyer le contenu du fichier « toto » en mode ASCII par le port de données (195.1.0.2:32796). Il précise que le fichier contient 13 octets.</text:span></text:p>
      <text:p text:style-name="P14">Le code 150 indique que le serveur a bien trouvé le fichier et s’apprête à l’envoyer.</text:p>
      <text:p text:style-name="P14">3.8) <text:span text:style-name="T12">Le paquet 25 contient le contenu du fichier envoyé sur le port de données FTP par le serveur au client.</text:span></text:p>
      <text:p text:style-name="P17"><text:span text:style-name="T12">3.9) </text:span><text:span text:style-name="T13">Graceful release TCP</text:span><text:span text:style-name="T12"> des ports 32796 puis 20.</text:span></text:p>
      <text:p text:style-name="P15">3.10) Ouverture de la connexion FTP (contrôle), identification (login puis mot de passe), changement de port, demande d’envoi d’un fichier au client, ouverture de la connexion FTP-DATA (données), fermeture de la connexion (les deux ports).</text:p>
      <text:p text:style-name="P15"/>
      <text:p text:style-name="P9"/>
      <text:p text:style-name="P9"/>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20:45:21.278622768</meta:creation-date>
    <dc:date>2020-05-12T11:54:18.583772346</dc:date>
    <meta:editing-duration>PT1H42M45S</meta:editing-duration>
    <meta:editing-cycles>17</meta:editing-cycles>
    <meta:generator>LibreOffice/6.4.3.2$Linux_X86_64 LibreOffice_project/40$Build-2</meta:generator>
    <meta:document-statistic meta:table-count="0" meta:image-count="0" meta:object-count="0" meta:page-count="2" meta:paragraph-count="33" meta:word-count="696" meta:character-count="4030" meta:non-whitespace-character-count="3367"/>
  </office:meta>
</office:document-meta>
</file>